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brief history of AI, in particular AI that attempts to replicate human behavior.  Describe why such AI is important to games.</text:p>
      <text:p text:style-name="P2"/>
      <text:p text:style-name="P2"/>
      <text:p text:style-name="P2">-Review and analyze previous attempts at realistic game AI, such as the Radiant AI.</text:p>
      <text:p text:style-name="P2"/>
      <text:p text:style-name="P2"/>
      <text:p text:style-name="P2">-Discussion of my approach to solving the problem.  Justify the use of Maslow's Hierarchy, explain what it is, and how I will be applying it</text:p>
      <text:p text:style-name="P2"/>
      <text:p text:style-name="P2"><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2"/>
      <text:p text:style-name="P3"><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Luckily, a perfect representation is not needed to be a <text:s/>believable representation. <text:s/>Graphics programmers use this approach as a core of their work, creating realistic models, textures, and lighting within feasible computational limits. <text:s/>The Phong lighting model, for instance <text:span text:style-name="T1">(CITE ABOUT PHONG)</text:span>. <text:s/>Similar to graphics shortcuts like Phong, applying a well-researched model of human behavior to a game AI provides a base to work off to create believable AI.</text:p>
      <text:p text:style-name="P3"/>
      <text:p text:style-name="P3"><text:tab/><text:span text:style-name="T1">ABOUT MASLOW</text:span></text:p>
      <text:p text:style-name="P2"/>
      <text:p text:style-name="P2"/>
      <text:p text:style-name="P2"/>
      <text:p text:style-name="P2">-Further information of the reasoning for the design choices I made for the program.  Say what I did, how, and why.</text:p>
      <text:p text:style-name="P2"/>
      <text:p text:style-name="P2"/>
      <text:p text:style-name="P2">-Perform tests with the code and analyze results.  Does it perform as expected? Is it believable?  How is the performance compared to a more conventional approach? </text:p>
      <text:p text:style-name="P2"/>
      <text:p text:style-name="P2"/>
      <text:p text:style-name="P2">-Go over the failures and successes of the project.  What challenges did I face?   Is the extra development time and complexity worth the benefits to this approach?  Did the program confirm or refute my theory?</text:p>
      <text:p text:style-name="P2"/>
      <text:p text:style-name="P2"/>
      <text:p text:style-name="P2">-Suggestions for future development of the project.  Is it worth continuing by someone else?  If so, what should be the focus?  If not, why didn't it work?  Can anything be changed to produce different or more substantial results?</text:p>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16T12:15:16.85</dc:date>
    <dc:creator>Domenic Tessari</dc:creator>
    <meta:editing-duration>P1DT8H30M32S</meta:editing-duration>
    <meta:editing-cycles>5</meta:editing-cycles>
    <meta:generator>OpenOffice.org/3.3$Win32 OpenOffice.org_project/330m20$Build-9567</meta:generator>
    <meta:document-statistic meta:table-count="0" meta:image-count="0" meta:object-count="0" meta:page-count="2" meta:paragraph-count="10" meta:word-count="451" meta:character-count="2696"/>
  </office:meta>
</office:document-meta>
</file>